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ae3f" officeooo:paragraph-rsid="001dae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conio.h&gt;</text:p>
      <text:p text:style-name="P1">void main()</text:p>
      <text:p text:style-name="P1">{</text:p>
      <text:p text:style-name="P1">int a=2;b=3;c;</text:p>
      <text:p text:style-name="P1">c=a+b;</text:p>
      <text:p text:style-name="P1">printf(“the sum is”,c);</text:p>
      <text:p text:style-name="P1">getch(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3:50:21.651894933</meta:creation-date>
    <dc:date>2018-05-08T13:53:00.699756542</dc:date>
    <meta:editing-duration>P0D</meta:editing-duration>
    <meta:editing-cycles>1</meta:editing-cycles>
    <meta:document-statistic meta:table-count="0" meta:image-count="0" meta:object-count="0" meta:page-count="1" meta:paragraph-count="9" meta:word-count="13" meta:character-count="98" meta:non-whitespace-character-count="94"/>
    <meta:generator>LibreOffice/4.2.8.2$Linux_x86 LibreOffice_project/420m0$Build-2</meta:generator>
  </office:meta>
</office:document-meta>
</file>